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left="1in" fo:margin-right="0in" fo:margin-top="0in" fo:margin-bottom="0in" fo:text-indent="-0.5in" style:auto-text-indent="false">
        <style:tab-stops/>
      </style:paragraph-properties>
      <style:text-properties style:font-name="Courier 10 Pitch" fo:font-weight="normal" style:font-weight-asian="normal" style:font-weight-complex="normal"/>
    </style:style>
    <style:style style:name="P5" style:family="paragraph" style:parent-style-name="Text_20_body">
      <style:paragraph-properties fo:margin-left="0.5in" fo:margin-right="0in" fo:margin-top="0in" fo:margin-bottom="0in" fo:text-indent="0in" style:auto-text-indent="false">
        <style:tab-stops/>
      </style:paragraph-properties>
      <style:text-properties style:font-name="Courier 10 Pitch" fo:font-weight="normal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>
        <style:tab-stops/>
      </style:paragraph-properties>
      <style:text-properties style:font-name="Courier 10 Pitch" fo:font-weight="normal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fo:text-indent="0in" style:auto-text-indent="false" fo:break-before="column">
        <style:tab-stops/>
      </style:paragraph-properties>
      <style:text-properties style:font-name="Courier 10 Pitch" fo:font-weight="normal" style:font-weight-asian="normal" style:font-weight-complex="normal"/>
    </style:style>
    <style:style style:name="P8" style:family="paragraph" style:parent-style-name="Heading_20_1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Heading_20_2" style:list-style-name="">
      <style:text-properties fo:font-weight="normal" style:font-weight-asian="normal" style:font-weight-complex="normal"/>
    </style:style>
    <style:style style:name="P11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Science 290 Team 3 Final Project</text:p>
      <text:p text:style-name="P2">Requirements Document</text:p>
      <text:p text:style-name="P2"/>
      <text:h text:style-name="Heading_20_1" text:outline-level="1">Design Specification</text:h>
      <text:p text:style-name="P3">For the final project, the TwitterAnalytics system implements five analysis tools on Twitter tweets by a user. The system must be able to perform these analyses on a .zip archive provided by the user, and also on their live timeline. It should store all of these tweets in a SQLite 3 database.. The tool will be required to authenticate with the Twitter REST API version 1.1 to connect a user with their most recent tweets. In addition, the system must implement a clearing functionality to reset the internal database, and must also allow the use of multiple zip file inputs.</text:p>
      <text:p text:style-name="P3">Additionally the system must implement a command line interface and parse these inputs using the JCommander software tool.</text:p>
      <text:h text:style-name="P8" text:outline-level="1">System Behavior</text:h>
      <text:p text:style-name="P3">Our system will implement a graphical user interface (GUI) and a command line interface for our users to interact with. The user interfaces will expose all system functionality as specified above, giving the user a large amount of control over their data and analytics.</text:p>
      <text:h text:style-name="P10" text:outline-level="2"/>
      <text:h text:style-name="P11" text:outline-level="2">1. Command Line Interface</text:h>
      <text:p text:style-name="P4">Usage:</text:p>
      <text:p text:style-name="P4">java -jar burdwatch.jar [OPTION...] [ANALYZER]</text:p>
      <text:p text:style-name="P5">Performs analysis on the available tweet data using the specified analyzer</text:p>
      <text:p text:style-name="P4"/>
      <text:p text:style-name="P6"><text:tab/>ANALYZERS:</text:p>
      <text:section text:style-name="Sect1" text:name="Section2">
        <text:p text:style-name="P4">date</text:p>
        <text:p text:style-name="P5"/>
        <text:p text:style-name="P5"/>
        <text:p text:style-name="P5">pattern <text:s/>PATTERN</text:p>
        <text:p text:style-name="P5"/>
        <text:p text:style-name="P5"/>
        <text:p text:style-name="P5">most-retweeted</text:p>
        <text:p text:style-name="P5"/>
        <text:p text:style-name="P5"/>
        <text:p text:style-name="P5"/>
        <text:p text:style-name="P5"/>
        <text:p text:style-name="P5">ratio</text:p>
        <text:p text:style-name="P5"/>
        <text:p text:style-name="P5"/>
        <text:p text:style-name="P5">device</text:p>
        <text:p text:style-name="P7">Identifies the date on which the most tweets occurred</text:p>
        <text:p text:style-name="P6"/>
        <text:p text:style-name="P6">Prints all tweets that contain the given pattern</text:p>
        <text:p text:style-name="P6"/>
        <text:p text:style-name="P6">Prints the user most retweeted. Requires an Internet connection to retrieve the username, otherwise prints the ID number.</text:p>
        <text:p text:style-name="P6"/>
        <text:p text:style-name="P6">Prints the ratio of retweets to non-retweet tweets</text:p>
        <text:p text:style-name="P6"/>
        <text:p text:style-name="P6">Identifies and prints the device most used to post tweets</text:p>
      </text:section>
      <text:p text:style-name="P4"/>
      <text:p text:style-name="P4">OPTIONS:</text:p>
      <text:section text:style-name="Sect1" text:name="Section1">
        <text:p text:style-name="P4">-auth FILE</text:p>
        <text:p text:style-name="P4"/>
        <text:p text:style-name="P4"/>
        <text:p text:style-name="P4"/>
        <text:p text:style-name="P4"/>
        <text:p text:style-name="P4">-oa <text:s text:c="2"/>FILE</text:p>
        <text:p text:style-name="P4"/>
        <text:p text:style-name="P4"/>
        <text:p text:style-name="P4"/>
        <text:p text:style-name="P4">-zip <text:s/>FILE</text:p>
        <text:p text:style-name="P4"/>
        <text:p text:style-name="P4"/>
        <text:p text:style-name="P4"/>
        <text:p text:style-name="P4">--verbose</text:p>
        <text:p text:style-name="P4"><text:tab/>-v</text:p>
        <text:p text:style-name="P4"/>
        <text:p text:style-name="P4">--clear</text:p>
        <text:p text:style-name="P4"><text:tab/>-c</text:p>
        <text:p text:style-name="P7">Connect to the Internet by performing Twitter authentication, and write token result to the specified file for later.</text:p>
        <text:p text:style-name="P6"/>
        <text:p text:style-name="P6">Connect to the Internet using the OAuth file created previously by the -auth option</text:p>
        <text:p text:style-name="P6"/>
        <text:p text:style-name="P6">Adds the contents of the specified Twitter archive file to the internal database.</text:p>
        <text:p text:style-name="P6"/>
        <text:p text:style-name="P6">Verbose mode, which prints out</text:p>
        <text:p text:style-name="P6">technical error messages</text:p>
        <text:p text:style-name="P6"/>
        <text:p text:style-name="P6">Clears the database first before doing anything else</text:p>
      </text:section>
      <text:h text:style-name="P10" text:outline-level="2"/>
      <text:h text:style-name="P11" text:outline-level="2">2. Analytics</text:h>
      <text:p text:style-name="P3"><text:tab/>The following twitter analytics will be supported by system:</text:p>
      <text:list xml:id="list265674414" text:style-name="L1">
        <text:list-item>
          <text:p text:style-name="P9">All tweets that contain a specified character pattern</text:p>
        </text:list-item>
        <text:list-item>
          <text:p text:style-name="P9">The localized string representing the day of the week on which this user tweeted the most, formatted to the user's locale</text:p>
        </text:list-item>
        <text:list-item>
          <text:p text:style-name="P9">The user most commonly retweeted by this user</text:p>
        </text:list-item>
        <text:list-item>
          <text:p text:style-name="P9">The ratio of retweets to non-retweets</text:p>
        </text:list-item>
        <text:list-item>
          <text:p text:style-name="P9">The device most used by this user to send twee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live</meta:initial-creator>
    <meta:creation-date>2013-11-17T17:38:35</meta:creation-date>
    <dc:date>2013-12-11T22:20:05</dc:date>
    <dc:creator>Tristan Challener</dc:creator>
    <meta:editing-duration>PT1H16M32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3" meta:paragraph-count="43" meta:word-count="399" meta:character-count="2429" meta:non-whitespace-character-count="2072"/>
  </office:meta>
</office:document-meta>
</file>